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svg:font-family="Droid Sans" style:font-family-generic="system" style:font-pitch="variable"/>
    <style:font-face style:name="F" svg:font-family="F" style:font-family-generic="system" style:font-pitch="variable"/>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Tytuł" style:master-page-name="MPF0" style:family="paragraph">
      <style:paragraph-properties fo:break-before="page"/>
    </style:style>
    <style:style style:name="P5" style:parent-style-name="Standard" style:family="paragraph">
      <style:paragraph-properties fo:text-align="center"/>
    </style:style>
    <style:style style:name="T6" style:parent-style-name="Domyślnaczcionkaakapitu" style:family="text">
      <style:text-properties fo:font-weight="bold" style:font-weight-asian="bold" fo:font-size="18pt" style:font-size-asian="18pt" style:font-size-complex="18pt" fo:language="pl" fo:country="PL"/>
    </style:style>
    <style:style style:name="P7" style:parent-style-name="Standard" style:family="paragraph">
      <style:paragraph-properties fo:text-align="center"/>
      <style:text-properties fo:font-weight="bold" style:font-weight-asian="bold" fo:font-size="18pt" style:font-size-asian="18pt" style:font-size-complex="18pt" fo:language="pl" fo:country="PL"/>
    </style:style>
    <style:style style:name="T8" style:parent-style-name="Domyślnaczcionkaakapitu" style:family="text">
      <style:text-properties fo:language="pl" fo:country="PL"/>
    </style:style>
    <style:style style:name="P9" style:parent-style-name="Standard" style:family="paragraph">
      <style:text-properties fo:language="pl" fo:country="PL"/>
    </style:style>
    <style:style style:name="P10" style:parent-style-name="Contents1" style:family="paragraph">
      <style:paragraph-properties>
        <style:tab-stops>
          <style:tab-stop style:type="right" style:leader-style="dotted" style:leader-text="." style:position="6.5in"/>
        </style:tab-stops>
      </style:paragraph-properties>
    </style:style>
    <style:style style:name="P11" style:parent-style-name="Contents2" style:family="paragraph">
      <style:paragraph-properties>
        <style:tab-stops>
          <style:tab-stop style:type="right" style:leader-style="dotted" style:leader-text="." style:position="6.5in"/>
        </style:tab-stops>
      </style:paragraph-properties>
    </style:style>
    <style:style style:name="P12" style:parent-style-name="Contents2" style:family="paragraph">
      <style:paragraph-properties>
        <style:tab-stops>
          <style:tab-stop style:type="right" style:leader-style="dotted" style:leader-text="." style:position="6.5in"/>
        </style:tab-stops>
      </style:paragraph-properties>
    </style:style>
    <style:style style:name="P13" style:parent-style-name="Contents2" style:family="paragraph">
      <style:paragraph-properties>
        <style:tab-stops>
          <style:tab-stop style:type="right" style:leader-style="dotted" style:leader-text="." style:position="6.5in"/>
        </style:tab-stops>
      </style:paragraph-properties>
    </style:style>
    <style:style style:name="P14" style:parent-style-name="Contents3" style:family="paragraph">
      <style:paragraph-properties>
        <style:tab-stops>
          <style:tab-stop style:type="right" style:leader-style="dotted" style:leader-text="." style:position="6.5in"/>
        </style:tab-stops>
      </style:paragraph-properties>
    </style:style>
    <style:style style:name="P15" style:parent-style-name="Contents3" style:family="paragraph">
      <style:paragraph-properties>
        <style:tab-stops>
          <style:tab-stop style:type="right" style:leader-style="dotted" style:leader-text="." style:position="6.5in"/>
        </style:tab-stops>
      </style:paragraph-properties>
    </style:style>
    <style:style style:name="P16" style:parent-style-name="Contents1" style:family="paragraph">
      <style:paragraph-properties>
        <style:tab-stops>
          <style:tab-stop style:type="right" style:leader-style="dotted" style:leader-text="." style:position="6.5in"/>
        </style:tab-stops>
      </style:paragraph-properties>
    </style:style>
    <style:style style:name="P17" style:parent-style-name="Contents2" style:family="paragraph">
      <style:paragraph-properties>
        <style:tab-stops>
          <style:tab-stop style:type="right" style:leader-style="dotted" style:leader-text="." style:position="6.5in"/>
        </style:tab-stops>
      </style:paragraph-properties>
    </style:style>
    <style:style style:name="P18" style:parent-style-name="Contents2" style:family="paragraph">
      <style:paragraph-properties>
        <style:tab-stops>
          <style:tab-stop style:type="right" style:leader-style="dotted" style:leader-text="." style:position="6.5in"/>
        </style:tab-stops>
      </style:paragraph-properties>
    </style:style>
    <style:style style:name="P19" style:parent-style-name="Contents1" style:family="paragraph">
      <style:paragraph-properties>
        <style:tab-stops>
          <style:tab-stop style:type="right" style:leader-style="dotted" style:leader-text="." style:position="6.5in"/>
        </style:tab-stops>
      </style:paragraph-properties>
    </style:style>
    <style:style style:name="P20" style:parent-style-name="Contents2" style:family="paragraph">
      <style:paragraph-properties>
        <style:tab-stops>
          <style:tab-stop style:type="right" style:leader-style="dotted" style:leader-text="." style:position="6.5in"/>
        </style:tab-stops>
      </style:paragraph-properties>
    </style:style>
    <style:style style:name="P21" style:parent-style-name="Contents2" style:family="paragraph">
      <style:paragraph-properties>
        <style:tab-stops>
          <style:tab-stop style:type="right" style:leader-style="dotted" style:leader-text="." style:position="6.5in"/>
        </style:tab-stops>
      </style:paragraph-properties>
    </style:style>
    <style:style style:name="P22" style:parent-style-name="Contents1" style:family="paragraph">
      <style:paragraph-properties>
        <style:tab-stops>
          <style:tab-stop style:type="right" style:leader-style="dotted" style:leader-text="." style:position="6.5in"/>
        </style:tab-stops>
      </style:paragraph-properties>
    </style:style>
    <style:style style:name="P23" style:parent-style-name="Contents2" style:family="paragraph">
      <style:paragraph-properties>
        <style:tab-stops>
          <style:tab-stop style:type="right" style:leader-style="dotted" style:leader-text="." style:position="6.5in"/>
        </style:tab-stops>
      </style:paragraph-properties>
    </style:style>
    <style:style style:name="P24" style:parent-style-name="Contents3" style:family="paragraph">
      <style:paragraph-properties>
        <style:tab-stops>
          <style:tab-stop style:type="right" style:leader-style="dotted" style:leader-text="." style:position="6.5in"/>
        </style:tab-stops>
      </style:paragraph-properties>
    </style:style>
    <style:style style:name="P25" style:parent-style-name="Contents3" style:family="paragraph">
      <style:paragraph-properties>
        <style:tab-stops>
          <style:tab-stop style:type="right" style:leader-style="dotted" style:leader-text="." style:position="6.5in"/>
        </style:tab-stops>
      </style:paragraph-properties>
    </style:style>
    <style:style style:name="P26" style:parent-style-name="Contents2" style:family="paragraph">
      <style:paragraph-properties>
        <style:tab-stops>
          <style:tab-stop style:type="right" style:leader-style="dotted" style:leader-text="." style:position="6.5in"/>
        </style:tab-stops>
      </style:paragraph-properties>
    </style:style>
    <style:style style:name="P27" style:parent-style-name="Standard" style:family="paragraph">
      <style:text-properties fo:language="pl" fo:country="PL"/>
    </style:style>
    <style:style style:name="P28" style:parent-style-name="Nagłówek1" style:family="paragraph">
      <style:paragraph-properties fo:break-before="page"/>
    </style:style>
    <style:style style:name="T29" style:parent-style-name="Domyślnaczcionkaakapitu" style:family="text">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T32" style:parent-style-name="Domyślnaczcionkaakapitu" style:family="text">
      <style:text-properties fo:language="pl" fo:country="PL"/>
    </style:style>
    <style:style style:name="T33" style:parent-style-name="Domyślnaczcionkaakapitu" style:family="text">
      <style:text-properties fo:language="pl" fo:country="PL"/>
    </style:style>
    <style:style style:name="T34" style:parent-style-name="Domyślnaczcionkaakapitu" style:family="text">
      <style:text-properties fo:language="pl" fo:country="PL"/>
    </style:style>
    <style:style style:name="T35" style:parent-style-name="Domyślnaczcionkaakapitu" style:family="text">
      <style:text-properties fo:language="pl" fo:country="PL"/>
    </style:style>
    <style:style style:name="T36" style:parent-style-name="Domyślnaczcionkaakapitu" style:family="text">
      <style:text-properties fo:language="pl" fo:country="PL"/>
    </style:style>
    <style:style style:name="T37" style:parent-style-name="Domyślnaczcionkaakapitu" style:family="text">
      <style:text-properties fo:language="pl" fo:country="PL"/>
    </style:style>
    <style:style style:name="P38" style:parent-style-name="Nagłówek2" style:family="paragraph">
      <style:paragraph-properties fo:margin-left="0.5in">
        <style:tab-stops>
          <style:tab-stop style:type="left" style:position="1.5in"/>
        </style:tab-stops>
      </style:paragraph-properties>
    </style:style>
    <style:style style:name="P39" style:parent-style-name="Textbody" style:family="paragraph">
      <style:paragraph-properties fo:margin-left="0.5in">
        <style:tab-stops/>
      </style:paragraph-properties>
      <style:text-properties fo:language="pl" fo:country="PL" style:language-asian="zh" style:country-asian="CN"/>
    </style:style>
    <style:style style:name="P40" style:parent-style-name="Nagłówek2" style:family="paragraph">
      <style:paragraph-properties fo:margin-left="0.5in">
        <style:tab-stops>
          <style:tab-stop style:type="left" style:position="1.5in"/>
        </style:tab-stops>
      </style:paragraph-properties>
    </style:style>
    <style:style style:name="P41" style:parent-style-name="Textbody" style:family="paragraph">
      <style:paragraph-properties fo:margin-left="0.5in">
        <style:tab-stops/>
      </style:paragraph-properties>
      <style:text-properties fo:language="pl" fo:country="PL" style:language-asian="zh" style:country-asian="CN"/>
    </style:style>
    <style:style style:name="P42" style:parent-style-name="Nagłówek2" style:family="paragraph">
      <style:paragraph-properties fo:margin-left="0.5in">
        <style:tab-stops>
          <style:tab-stop style:type="left" style:position="1.5in"/>
        </style:tab-stops>
      </style:paragraph-properties>
    </style:style>
    <style:style style:name="P43" style:parent-style-name="Textbody" style:family="paragraph">
      <style:paragraph-properties fo:margin-left="1in">
        <style:tab-stops/>
      </style:paragraph-properties>
      <style:text-properties fo:language="pl" fo:country="PL" style:language-asian="zh" style:country-asian="CN"/>
    </style:style>
    <style:style style:name="P44" style:parent-style-name="Body" style:family="paragraph">
      <style:text-properties fo:language="pl" fo:country="PL"/>
    </style:style>
    <style:style style:name="TableColumn46" style:family="table-column">
      <style:table-column-properties style:column-width="1.7333in" style:use-optimal-column-width="false"/>
    </style:style>
    <style:style style:name="TableColumn47" style:family="table-column">
      <style:table-column-properties style:column-width="4.859in" style:use-optimal-column-width="false"/>
    </style:style>
    <style:style style:name="Table45" style:family="table">
      <style:table-properties style:width="6.5923in" fo:margin-left="-0.0625in" table:align="left"/>
    </style:style>
    <style:style style:name="TableRow48" style:family="table-row">
      <style:table-row-properties style:use-optimal-row-height="false"/>
    </style:style>
    <style:style style:name="TableCell49" style:family="table-cell">
      <style:table-cell-properties fo:border="0.0069in solid #000001" fo:background-color="#CED9DE" style:writing-mode="lr-tb" fo:padding-top="0.0201in" fo:padding-left="0.0298in" fo:padding-bottom="0.0201in" fo:padding-right="0.0298in"/>
    </style:style>
    <style:style style:name="T50" style:parent-style-name="Domyślnaczcionkaakapitu" style:family="text">
      <style:text-properties fo:font-weight="bold" style:font-weight-asian="bold" fo:font-size="9pt" style:font-size-asian="9pt"/>
    </style:style>
    <style:style style:name="TableCell51" style:family="table-cell">
      <style:table-cell-properties fo:border="0.0069in solid #000001" fo:background-color="#CED9DE" style:writing-mode="lr-tb" fo:padding-top="0.0201in" fo:padding-left="0.0298in" fo:padding-bottom="0.0201in" fo:padding-right="0.0298in"/>
    </style:style>
    <style:style style:name="T52" style:parent-style-name="Domyślnaczcionkaakapitu" style:family="text">
      <style:text-properties fo:font-weight="bold" style:font-weight-asian="bold" fo:font-size="9pt" style:font-size-asian="9pt"/>
    </style:style>
    <style:style style:name="TableRow53" style:family="table-row">
      <style:table-row-properties style:min-row-height="0.2604in" style:use-optimal-row-height="false"/>
    </style:style>
    <style:style style:name="TableCell54" style:family="table-cell">
      <style:table-cell-properties fo:border="0.0069in solid #000001" style:writing-mode="lr-tb" fo:padding-top="0.0201in" fo:padding-left="0.0298in" fo:padding-bottom="0.0201in" fo:padding-right="0.0298in"/>
    </style:style>
    <style:style style:name="P55" style:parent-style-name="Standard" style:family="paragraph">
      <style:text-properties fo:font-size="9pt" style:font-size-asian="9pt" style:font-size-complex="9pt"/>
    </style:style>
    <style:style style:name="TableCell56" style:family="table-cell">
      <style:table-cell-properties fo:border="0.0069in solid #000001" style:writing-mode="lr-tb" fo:padding-top="0.0201in" fo:padding-left="0.0298in" fo:padding-bottom="0.0201in" fo:padding-right="0.0298in"/>
    </style:style>
    <style:style style:name="P57" style:parent-style-name="Standard" style:family="paragraph">
      <style:text-properties fo:font-size="9pt" style:font-size-asian="9pt" style:font-size-complex="9pt"/>
    </style:style>
    <style:style style:name="TableRow58" style:family="table-row">
      <style:table-row-properties style:min-row-height="0.2604in" style:use-optimal-row-height="false"/>
    </style:style>
    <style:style style:name="TableCell59" style:family="table-cell">
      <style:table-cell-properties fo:border="0.0069in solid #000001" style:writing-mode="lr-tb" fo:padding-top="0.0201in" fo:padding-left="0.0298in" fo:padding-bottom="0.0201in" fo:padding-right="0.0298in"/>
    </style:style>
    <style:style style:name="P60" style:parent-style-name="Standard" style:family="paragraph">
      <style:text-properties fo:font-size="9pt" style:font-size-asian="9pt" style:font-size-complex="9pt"/>
    </style:style>
    <style:style style:name="TableCell61" style:family="table-cell">
      <style:table-cell-properties fo:border="0.0069in solid #000001" style:writing-mode="lr-tb" fo:padding-top="0.0201in" fo:padding-left="0.0298in" fo:padding-bottom="0.0201in" fo:padding-right="0.0298in"/>
    </style:style>
    <style:style style:name="P62" style:parent-style-name="Standard" style:family="paragraph">
      <style:text-properties fo:font-size="9pt" style:font-size-asian="9pt" style:font-size-complex="9pt"/>
    </style:style>
    <style:style style:name="TableRow63" style:family="table-row">
      <style:table-row-properties style:min-row-height="0.2604in" style:use-optimal-row-height="false"/>
    </style:style>
    <style:style style:name="TableCell64" style:family="table-cell">
      <style:table-cell-properties fo:border="0.0069in solid #000001" style:writing-mode="lr-tb" fo:padding-top="0.0201in" fo:padding-left="0.0298in" fo:padding-bottom="0.0201in" fo:padding-right="0.0298in"/>
    </style:style>
    <style:style style:name="P65" style:parent-style-name="Standard" style:family="paragraph">
      <style:text-properties fo:font-size="9pt" style:font-size-asian="9pt" style:font-size-complex="9pt"/>
    </style:style>
    <style:style style:name="TableCell66" style:family="table-cell">
      <style:table-cell-properties fo:border="0.0069in solid #000001" style:writing-mode="lr-tb" fo:padding-top="0.0201in" fo:padding-left="0.0298in" fo:padding-bottom="0.0201in" fo:padding-right="0.0298in"/>
    </style:style>
    <style:style style:name="P67" style:parent-style-name="Standard" style:family="paragraph">
      <style:text-properties fo:font-size="9pt" style:font-size-asian="9pt" style:font-size-complex="9pt"/>
    </style:style>
    <style:style style:name="TableRow68" style:family="table-row">
      <style:table-row-properties style:min-row-height="0.2604in" style:use-optimal-row-height="false"/>
    </style:style>
    <style:style style:name="TableCell69" style:family="table-cell">
      <style:table-cell-properties fo:border="0.0069in solid #000001" style:writing-mode="lr-tb" fo:padding-top="0.0201in" fo:padding-left="0.0298in" fo:padding-bottom="0.0201in" fo:padding-right="0.0298in"/>
    </style:style>
    <style:style style:name="P70" style:parent-style-name="Standard" style:family="paragraph">
      <style:text-properties fo:font-size="9pt" style:font-size-asian="9pt" style:font-size-complex="9pt"/>
    </style:style>
    <style:style style:name="TableCell71" style:family="table-cell">
      <style:table-cell-properties fo:border="0.0069in solid #000001" style:writing-mode="lr-tb" fo:padding-top="0.0201in" fo:padding-left="0.0298in" fo:padding-bottom="0.0201in" fo:padding-right="0.0298in"/>
    </style:style>
    <style:style style:name="P72" style:parent-style-name="Standard" style:family="paragraph">
      <style:text-properties fo:font-size="9pt" style:font-size-asian="9pt" style:font-size-complex="9pt"/>
    </style:style>
    <style:style style:name="T73" style:parent-style-name="Domyślnaczcionkaakapitu" style:family="text">
      <style:text-properties style:language-asian="zh" style:country-asian="CN"/>
    </style:style>
    <style:style style:name="P74" style:parent-style-name="Nagłówek2" style:family="paragraph">
      <style:paragraph-properties fo:margin-left="0.5in">
        <style:tab-stops>
          <style:tab-stop style:type="left" style:position="1.5in"/>
        </style:tab-stops>
      </style:paragraph-properties>
    </style:style>
    <style:style style:name="P75" style:parent-style-name="Standard" style:family="paragraph">
      <style:paragraph-properties fo:margin-left="0.5in">
        <style:tab-stops/>
      </style:paragraph-properties>
    </style:style>
    <style:style style:name="T76" style:parent-style-name="Domyślnaczcionkaakapitu" style:family="text">
      <style:text-properties fo:language="pl" fo:country="PL" style:language-asian="zh" style:country-asian="CN"/>
    </style:style>
    <style:style style:name="T77" style:parent-style-name="Domyślnaczcionkaakapitu" style:family="text">
      <style:text-properties fo:language="pl" fo:country="PL" style:language-asian="zh" style:country-asian="CN"/>
    </style:style>
    <style:style style:name="P78" style:parent-style-name="Nagłówek2" style:family="paragraph">
      <style:paragraph-properties fo:margin-left="0.5in">
        <style:tab-stops>
          <style:tab-stop style:type="left" style:position="1.5in"/>
        </style:tab-stops>
      </style:paragraph-properties>
    </style:style>
    <style:style style:name="P79" style:parent-style-name="Textbody" style:family="paragraph">
      <style:text-properties fo:language="pl" fo:country="PL" style:language-asian="zh" style:country-asian="CN"/>
    </style:style>
    <style:style style:name="TableColumn81" style:family="table-column">
      <style:table-column-properties style:column-width="3.325in" style:use-optimal-column-width="false"/>
    </style:style>
    <style:style style:name="TableColumn82" style:family="table-column">
      <style:table-column-properties style:column-width="3.3256in" style:use-optimal-column-width="false"/>
    </style:style>
    <style:style style:name="Table80" style:family="table">
      <style:table-properties style:width="6.6506in" fo:margin-left="0in" table:align="left"/>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fo:margin-bottom="0in" fo:line-height="100%"/>
    </style:style>
    <style:style style:name="T86" style:parent-style-name="Domyślnaczcionkaakapitu" style:family="text">
      <style:text-properties fo:language="pl" fo:country="PL" style:language-asian="zh" style:country-asian="CN"/>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margin-bottom="0in" fo:line-height="100%"/>
    </style:style>
    <style:style style:name="T89" style:parent-style-name="Domyślnaczcionkaakapitu" style:family="text">
      <style:text-properties fo:language="pl" fo:country="PL" style:language-asian="zh" style:country-asian="CN"/>
    </style:style>
    <style:style style:name="TableRow90" style:family="table-row">
      <style:table-row-properties style:use-optimal-row-height="false"/>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margin-bottom="0in" fo:line-height="100%"/>
      <style:text-properties fo:language="pl" fo:country="PL" style:language-asian="zh" style:country-asian="CN"/>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margin-bottom="0in" fo:line-height="100%"/>
      <style:text-properties fo:language="pl" fo:country="PL" style:language-asian="zh" style:country-asian="CN"/>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margin-bottom="0in" fo:line-height="100%"/>
      <style:text-properties fo:language="pl" fo:country="PL" style:language-asian="zh" style:country-asian="CN"/>
    </style:style>
    <style:style style:name="P98" style:parent-style-name="Standard" style:family="paragraph">
      <style:paragraph-properties fo:margin-bottom="0in" fo:line-height="100%"/>
      <style:text-properties fo:language="pl" fo:country="PL" style:language-asian="zh" style:country-asian="CN"/>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margin-bottom="0in" fo:line-height="100%"/>
      <style:text-properties fo:language="pl" fo:country="PL" style:language-asian="zh" style:country-asian="CN"/>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margin-bottom="0in" fo:line-height="100%"/>
      <style:text-properties fo:language="pl" fo:country="PL" style:language-asian="zh" style:country-asian="CN"/>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margin-bottom="0in" fo:line-height="100%"/>
      <style:text-properties fo:language="pl" fo:country="PL" style:language-asian="zh" style:country-asian="CN"/>
    </style:style>
    <style:style style:name="P106" style:parent-style-name="Standard" style:family="paragraph">
      <style:text-properties fo:language="pl" fo:country="PL" style:language-asian="zh" style:country-asian="CN"/>
    </style:style>
    <style:style style:name="T107" style:parent-style-name="Domyślnaczcionkaakapitu" style:family="text">
      <style:text-properties style:language-asian="zh" style:country-asian="CN"/>
    </style:style>
    <style:style style:name="T108" style:parent-style-name="Domyślnaczcionkaakapitu" style:family="text">
      <style:text-properties fo:language="pl" fo:country="PL" style:language-asian="zh" style:country-asian="CN"/>
    </style:style>
    <style:style style:name="T109" style:parent-style-name="Domyślnaczcionkaakapitu" style:family="text">
      <style:text-properties fo:language="pl" fo:country="PL" style:language-asian="zh" style:country-asian="CN"/>
    </style:style>
    <style:style style:name="P110" style:parent-style-name="Nagłówek2" style:family="paragraph">
      <style:paragraph-properties fo:margin-left="0.5in">
        <style:tab-stops>
          <style:tab-stop style:type="left" style:position="1.5in"/>
        </style:tab-stops>
      </style:paragraph-properties>
    </style:style>
    <style:style style:name="P111" style:parent-style-name="Textbody" style:family="paragraph">
      <style:paragraph-properties fo:margin-left="0.5in">
        <style:tab-stops/>
      </style:paragraph-properties>
      <style:text-properties fo:language="pl" fo:country="PL" style:language-asian="zh" style:country-asian="CN"/>
    </style:style>
    <style:style style:name="P112" style:parent-style-name="Nagłówek2" style:family="paragraph">
      <style:paragraph-properties fo:margin-left="0.5in">
        <style:tab-stops>
          <style:tab-stop style:type="left" style:position="1.5in"/>
        </style:tab-stops>
      </style:paragraph-properties>
    </style:style>
    <style:style style:name="P113" style:parent-style-name="Textbody" style:family="paragraph">
      <style:paragraph-properties fo:margin-left="0.5in">
        <style:tab-stops/>
      </style:paragraph-properties>
      <style:text-properties fo:language="pl" fo:country="PL" style:language-asian="zh" style:country-asian="CN"/>
    </style:style>
    <style:style style:name="T114" style:parent-style-name="Domyślnaczcionkaakapitu" style:family="text">
      <style:text-properties style:language-asian="zh" style:country-asian="CN"/>
    </style:style>
    <style:style style:name="T115" style:parent-style-name="Domyślnaczcionkaakapitu" style:family="text">
      <style:text-properties fo:language="pl" fo:country="PL" style:language-asian="zh" style:country-asian="CN"/>
    </style:style>
    <style:style style:name="T116" style:parent-style-name="Domyślnaczcionkaakapitu" style:family="text">
      <style:text-properties fo:language="pl" fo:country="PL" style:language-asian="zh" style:country-asian="CN"/>
    </style:style>
    <style:style style:name="P117" style:parent-style-name="Nagłówek2" style:family="paragraph">
      <style:paragraph-properties fo:margin-left="0in">
        <style:tab-stops>
          <style:tab-stop style:type="left" style:position="2in"/>
        </style:tab-stops>
      </style:paragraph-properties>
    </style:style>
    <style:style style:name="P118" style:parent-style-name="Textbody" style:family="paragraph">
      <style:text-properties fo:language="pl" fo:country="PL" style:language-asian="zh" style:country-asian="CN"/>
    </style:style>
    <style:style style:name="P119" style:parent-style-name="Textbody" style:family="paragraph">
      <style:text-properties fo:language="pl" fo:country="PL" style:language-asian="zh" style:country-asian="CN"/>
    </style:style>
    <style:style style:name="P120" style:parent-style-name="Textbody" style:family="paragraph">
      <style:text-properties fo:language="pl" fo:country="PL" style:language-asian="zh" style:country-asian="CN"/>
    </style:style>
    <style:style style:name="P121" style:parent-style-name="Textbody" style:family="paragraph">
      <style:text-properties fo:language="pl" fo:country="PL" style:language-asian="zh" style:country-asian="CN"/>
    </style:style>
    <style:style style:name="P122" style:parent-style-name="Textbody" style:family="paragraph">
      <style:text-properties fo:language="pl" fo:country="PL" style:language-asian="zh" style:country-asian="CN"/>
    </style:style>
    <style:style style:name="P123" style:parent-style-name="Textbody" style:family="paragraph">
      <style:text-properties fo:language="pl" fo:country="PL" style:language-asian="zh" style:country-asian="CN"/>
    </style:style>
    <style:style style:name="P124" style:parent-style-name="Standard" style:family="paragraph">
      <style:paragraph-properties fo:text-indent="0.3937in"/>
      <style:text-properties fo:language="pl" fo:country="PL" style:language-asian="zh" style:country-asian="CN"/>
    </style:style>
    <style:style style:name="TableColumn126" style:family="table-column">
      <style:table-column-properties style:column-width="3.2465in"/>
    </style:style>
    <style:style style:name="TableColumn127" style:family="table-column">
      <style:table-column-properties style:column-width="3.2465in"/>
    </style:style>
    <style:style style:name="Table125" style:family="table">
      <style:table-properties style:width="6.493in" fo:margin-left="0in" table:align="left"/>
    </style:style>
    <style:style style:name="TableRow128" style:family="table-row">
      <style:table-row-properties/>
    </style:style>
    <style:style style:name="TableCell129" style:family="table-cell">
      <style:table-cell-properties fo:border="none" style:writing-mode="lr-tb" fo:padding-top="0in" fo:padding-left="0.075in" fo:padding-bottom="0in" fo:padding-right="0.075in"/>
    </style:style>
    <style:style style:name="P130" style:parent-style-name="Standard" style:family="paragraph">
      <style:paragraph-properties fo:margin-bottom="0in" fo:line-height="100%"/>
    </style:style>
    <style:style style:name="TableCell131" style:family="table-cell">
      <style:table-cell-properties fo:border="none" style:writing-mode="lr-tb" fo:padding-top="0in" fo:padding-left="0.075in" fo:padding-bottom="0in" fo:padding-right="0.075in"/>
    </style:style>
    <style:style style:name="P132" style:parent-style-name="Standard" style:family="paragraph">
      <style:paragraph-properties fo:margin-bottom="0in" fo:line-height="100%"/>
    </style:style>
    <style:style style:name="TableRow133" style:family="table-row">
      <style:table-row-properties/>
    </style:style>
    <style:style style:name="TableCell134" style:family="table-cell">
      <style:table-cell-properties fo:border="none" style:writing-mode="lr-tb" fo:padding-top="0in" fo:padding-left="0.075in" fo:padding-bottom="0in" fo:padding-right="0.075in"/>
    </style:style>
    <style:style style:name="P135" style:parent-style-name="Standard" style:family="paragraph">
      <style:paragraph-properties fo:margin-bottom="0in" fo:line-height="100%"/>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fo:margin-bottom="0in" fo:line-height="100%"/>
    </style:style>
    <style:style style:name="P138" style:parent-style-name="Standard" style:family="paragraph">
      <style:paragraph-properties fo:margin-bottom="0in" fo:line-height="100%"/>
    </style:style>
    <style:style style:name="TableRow139" style:family="table-row">
      <style:table-row-properties/>
    </style:style>
    <style:style style:name="TableCell140" style:family="table-cell">
      <style:table-cell-properties fo:border="none" style:writing-mode="lr-tb" fo:padding-top="0in" fo:padding-left="0.075in" fo:padding-bottom="0in" fo:padding-right="0.075in"/>
    </style:style>
    <style:style style:name="P141" style:parent-style-name="Standard" style:family="paragraph">
      <style:paragraph-properties fo:margin-bottom="0in" fo:line-height="100%"/>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00%"/>
    </style:style>
    <style:style style:name="P144" style:parent-style-name="Standard" style:family="paragraph">
      <style:paragraph-properties fo:margin-bottom="0in" fo:line-height="100%"/>
    </style:style>
    <style:style style:name="TableRow145" style:family="table-row">
      <style:table-row-properties/>
    </style:style>
    <style:style style:name="TableCell146" style:family="table-cell">
      <style:table-cell-properties fo:border="none" style:writing-mode="lr-tb" fo:padding-top="0in" fo:padding-left="0.075in" fo:padding-bottom="0in" fo:padding-right="0.075in"/>
    </style:style>
    <style:style style:name="P147" style:parent-style-name="Standard" style:family="paragraph">
      <style:paragraph-properties fo:margin-bottom="0in" fo:line-height="100%"/>
    </style:style>
    <style:style style:name="TableCell148" style:family="table-cell">
      <style:table-cell-properties fo:border="none" style:writing-mode="lr-tb" fo:padding-top="0in" fo:padding-left="0.075in" fo:padding-bottom="0in" fo:padding-right="0.075in"/>
    </style:style>
    <style:style style:name="P149" style:parent-style-name="Standard" style:family="paragraph">
      <style:paragraph-properties fo:margin-bottom="0in" fo:line-height="100%"/>
    </style:style>
    <style:style style:name="P150" style:parent-style-name="Standard" style:family="paragraph">
      <style:paragraph-properties fo:text-indent="0.3937in"/>
    </style:style>
    <style:style style:name="P151" style:parent-style-name="Standard" style:family="paragraph">
      <style:paragraph-properties fo:text-indent="0.4in"/>
      <style:text-properties fo:language="pl" fo:country="PL" style:language-asian="zh" style:country-asian="CN"/>
    </style:style>
    <style:style style:name="P152" style:parent-style-name="Standard" style:family="paragraph">
      <style:paragraph-properties fo:text-indent="0.4in"/>
    </style:style>
    <style:style style:name="T153" style:parent-style-name="Domyślnaczcionkaakapitu" style:family="text">
      <style:text-properties fo:language="pl" fo:country="PL" style:language-asian="zh" style:country-asian="CN"/>
    </style:style>
    <style:style style:name="P154" style:parent-style-name="Nagłówek2" style:family="paragraph">
      <style:paragraph-properties fo:margin-left="0in">
        <style:tab-stops>
          <style:tab-stop style:type="left" style:position="2in"/>
        </style:tab-stops>
      </style:paragraph-properties>
    </style:style>
    <style:style style:name="P155" style:parent-style-name="Standard" style:family="paragraph">
      <style:paragraph-properties fo:margin-left="0.4in">
        <style:tab-stops/>
      </style:paragraph-properties>
      <style:text-properties fo:language="pl" fo:country="PL" style:language-asian="zh" style:country-asian="CN"/>
    </style:style>
    <style:style style:name="P156" style:parent-style-name="Standard" style:family="paragraph">
      <style:text-properties fo:language="pl" fo:country="PL" style:language-asian="zh" style:country-asian="CN"/>
    </style:style>
  </office:automatic-styles>
  <office:body>
    <office:text text:use-soft-page-breaks="true">
      <text:p text:style-name="P1"><text:bookmark-start text:name="_Hlk78497277"/>Video Documentation for Project Execution<text:s/></text:p>
      <text:p text:style-name="P5"><text:bookmark-end text:name="_Hlk78497277"/><text:span text:style-name="T6">Specyfikacja funkcjonalna</text:span></text:p>
      <text:p text:style-name="P7"/>
      <text:p text:style-name="ContentsHeading"><text:span text:style-name="T8">SPIS TREŚCI:</text:span></text:p>
      <text:p text:style-name="P9"/>
      <text:table-of-content text:name="_TOC0">
        <text:table-of-content-source text:outline-level="5" text:use-outline-level="true" text:use-index-marks="false" text:use-index-source-styles="false" text:index-scope="document">
          <text:table-of-content-entry-template text:outline-level="1" text:style-name="Normalny">
            <text:index-entry-link-start/>
            <text:index-entry-text/>
            <text:index-entry-tab-stop style:leader-char="." style:type="right"/>
            <text:index-entry-page-number/>
            <text:index-entry-link-end/>
          </text:table-of-content-entry-template>
          <text:table-of-content-entry-template text:outline-level="2" text:style-name="Normalny">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source>
        <text:index-body>
          <text:p text:style-name="P10"><text:a xlink:href="#__RefHeading__1496_328250912" office:target-frame-name="_top" xlink:show="replace">1.Wstęp<text:tab/>2</text:a></text:p>
          <text:p text:style-name="P11"><text:a xlink:href="#__RefHeading__1498_328250912" office:target-frame-name="_top" xlink:show="replace">Cel dokumentu<text:tab/>2</text:a></text:p>
          <text:p text:style-name="P12"><text:a xlink:href="#__RefHeading__1500_328250912" office:target-frame-name="_top" xlink:show="replace">Zakres<text:tab/>2</text:a></text:p>
          <text:p text:style-name="P13"><text:a xlink:href="#__RefHeading__1502_328250912" office:target-frame-name="_top" xlink:show="replace">Definicje i terminy<text:tab/>2</text:a></text:p>
          <text:p text:style-name="P14"><text:a xlink:href="#__RefHeading__1504_328250912" office:target-frame-name="_top" xlink:show="replace"><text:s/>Definicje<text:tab/>2</text:a></text:p>
          <text:p text:style-name="P15"><text:a xlink:href="#__RefHeading__1506_328250912" office:target-frame-name="_top" xlink:show="replace">Objaśniania terminów i skrótów<text:tab/>2</text:a></text:p>
          <text:p text:style-name="P16"><text:a xlink:href="#__RefHeading__1508_328250912" office:target-frame-name="_top" xlink:show="replace">2.Identyfikacja potrzeby<text:tab/>2</text:a></text:p>
          <text:p text:style-name="P17"><text:a xlink:href="#__RefHeading__1510_328250912" office:target-frame-name="_top" xlink:show="replace">Opis potrzeby<text:tab/>2</text:a></text:p>
          <text:p text:style-name="P18"><text:a xlink:href="#__RefHeading__1512_328250912" office:target-frame-name="_top" xlink:show="replace">Zidentyfikowani odbiorcy<text:s/><text:tab/>2</text:a></text:p>
          <text:p text:style-name="P19"><text:a xlink:href="#__RefHeading__1514_328250912" office:target-frame-name="_top" xlink:show="replace">3.Wizja rozwiązania<text:tab/>2</text:a></text:p>
          <text:p text:style-name="P20"><text:a xlink:href="#__RefHeading__1516_328250912" office:target-frame-name="_top" xlink:show="replace">Propozycja rozwiązania<text:tab/>2</text:a></text:p>
          <text:p text:style-name="P21"><text:a xlink:href="#__RefHeading__1518_328250912" office:target-frame-name="_top" xlink:show="replace">Cechy rozwiązania<text:tab/>3</text:a></text:p>
          <text:p text:style-name="P22"><text:a xlink:href="#__RefHeading__1520_328250912" office:target-frame-name="_top" xlink:show="replace">4.Specyfikacja rozwiazania<text:tab/>3</text:a></text:p>
          <text:p text:style-name="P23"><text:a xlink:href="#__RefHeading__1522_328250912" office:target-frame-name="_top" xlink:show="replace">Wymagania funkcjonalne<text:tab/>3</text:a></text:p>
          <text:p text:style-name="P24"><text:a xlink:href="#__RefHeading__1524_328250912" office:target-frame-name="_top" xlink:show="replace">Zdefiniowanie aktorów systemu<text:tab/>3</text:a></text:p>
          <text:p text:style-name="P25"><text:a xlink:href="#__RefHeading__1526_328250912" office:target-frame-name="_top" xlink:show="replace">Opis przypadków użycia<text:tab/>3</text:a></text:p>
          <text:p text:style-name="P26"><text:a xlink:href="#__RefHeading__1528_328250912" office:target-frame-name="_top" xlink:show="replace">Wymagania niefunkcjonalne, dodatkowe<text:tab/>3</text:a></text:p>
        </text:index-body>
      </text:table-of-content>
      <text:p text:style-name="Standard"><text:a xlink:href="#_Toc412758468" office:target-frame-name="_top" xlink:show="replace"/></text:p>
      <text:p text:style-name="P27"/>
      <text:h text:style-name="P28" text:outline-level="1"><text:bookmark-start text:name="_Toc412758468"/><text:soft-page-break/><text:span text:style-name="T29">Opis projektu</text:span><text:bookmark-end text:name="_Toc412758468"/></text:h>
      <text:p text:style-name="P30"/>
      <text:p text:style-name="P31"><text:tab/>Głównym celem projektu jest zapewnienie platformy umożliwiającej ewidencjonowanie dokumentacji do projektów wymagających przedstawienia modelu fizycznego konstrukcji czy mechanizmu w postaci plików wideo lub obrazów oraz dokumentacji opartej o dokumenty. Dokumentacja następnie mogłaby być udostępniana określonym przez właściciela projektu<text:s/>innym użytkownikom aplikacji jak również<text:s/>osobom, które nie musiałyby posiadać konta w aplikacji.</text:p>
      <text:p text:style-name="Standard"><text:span text:style-name="T32"><text:tab/></text:span><text:span text:style-name="T33">Założeniem projektu jest stworzenie dedykowanej aplikacji, która umożliwi rejestrowanie użytkowników</text:span><text:span text:style-name="T34"><text:s/>(osoby wykonujące dany projekt), tworzenie projektów jako obiektów, którym określony użytkownik może przypisać dokumentację, której każda wersja jest przechowywana. Udostępnianie dokumentacji<text:s/></text:span><text:span text:style-name="T35">wybranym użytkownikom i<text:s/></text:span><text:span text:style-name="T36">osobom trzecim</text:span><text:span text:style-name="T37">. W przypadku nadania dostępu dla użytkowników aplikacji nie będzie możliwości ich usunięcia</text:span></text:p>
      <text:h text:style-name="Nagłówek1" text:outline-level="1"><text:bookmark-start text:name="__RefHeading__1496_328250912"/><text:bookmark-start text:name="_Toc412758469"/>Wstęp<text:bookmark-end text:name="__RefHeading__1496_328250912"/><text:bookmark-end text:name="_Toc412758469"/></text:h>
      <text:h text:style-name="P38" text:outline-level="2"><text:bookmark-start text:name="__RefHeading__1498_328250912"/><text:bookmark-start text:name="_Toc412758470"/>Cel dokumentu<text:bookmark-end text:name="__RefHeading__1498_328250912"/><text:bookmark-end text:name="_Toc412758470"/></text:h>
      <text:p text:style-name="P39"><text:tab/>Celem tego dokumentu jest<text:s/>ogólne przedstawienie realizowanego projektu jak i określenie koncepcji jego rozwoju.</text:p>
      <text:h text:style-name="P40" text:outline-level="2"><text:bookmark-start text:name="__RefHeading__1500_328250912"/><text:bookmark-start text:name="_Toc412758471"/>Zakres<text:bookmark-end text:name="__RefHeading__1500_328250912"/><text:bookmark-end text:name="_Toc412758471"/></text:h>
      <text:p text:style-name="P41"><text:tab/>Przedstawiona zostanie potrzeba, której rozwiązaniem jest przedstawiony projekt jak i zidentyfikowani zostaną odbiorcy tej potrzeby. Kolejnym etapem będzie przedstawienie koncepcji projektu, a następnie określenie procesu jego realizacji</text:p>
      <text:h text:style-name="P42" text:outline-level="2"><text:bookmark-start text:name="__RefHeading__1502_328250912"/><text:bookmark-start text:name="_Toc412758473"/>Definicje i terminy<text:bookmark-end text:name="__RefHeading__1502_328250912"/><text:bookmark-end text:name="_Toc412758473"/></text:h>
      <text:p text:style-name="P43">Dokumentacja,<text:s/>projekt,<text:s/>użytkownik</text:p>
      <text:h text:style-name="Nagłówek3" text:outline-level="3"><text:bookmark-start text:name="__RefHeading__1504_328250912"/><text:s/><text:bookmark-start text:name="_Toc412758474"/>Definicje<text:bookmark-end text:name="__RefHeading__1504_328250912"/><text:bookmark-end text:name="_Toc412758474"/></text:h>
      <text:p text:style-name="P44"/>
      <text:h text:style-name="Nagłówek3" text:outline-level="3"><text:bookmark-start text:name="__RefHeading__1506_328250912"/><text:bookmark-start text:name="_Toc412758475"/>Objaśniania terminów i skrótów<text:bookmark-end text:name="__RefHeading__1506_328250912"/><text:bookmark-end text:name="_Toc412758475"/></text:h>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Termin / Skrót</text:span></text:p>
          </table:table-cell>
          <table:table-cell table:style-name="TableCell51">
            <text:p text:style-name="Standard"><text:span text:style-name="T52">Opis</text:span></text:p>
          </table:table-cell>
        </table:table-row>
        <table:table-row table:style-name="TableRow53">
          <table:table-cell table:style-name="TableCell54">
            <text:p text:style-name="P55">Dokumentacja</text:p>
          </table:table-cell>
          <table:table-cell table:style-name="TableCell56">
            <text:p text:style-name="P57">Pliki tekstowe, pili wideo, obrazy wykorzystywane w procesie eqidencjonowania stanu projektu</text:p>
          </table:table-cell>
        </table:table-row>
        <table:table-row table:style-name="TableRow58">
          <table:table-cell table:style-name="TableCell59">
            <text:p text:style-name="P60">Użytkownik<text:s/>– właściciel projektu</text:p>
          </table:table-cell>
          <table:table-cell table:style-name="TableCell61">
            <text:p text:style-name="P62">Osoba, która zarejestrowała konto w aplikacji<text:s/>i<text:s/>może utworzyć przypisane do konta projekty w celu ewidencjonowania ich dokumentacji</text:p>
          </table:table-cell>
        </table:table-row>
        <text:soft-page-break/>
        <table:table-row table:style-name="TableRow63">
          <table:table-cell table:style-name="TableCell64">
            <text:p text:style-name="P65">Użytkownik</text:p>
          </table:table-cell>
          <table:table-cell table:style-name="TableCell66">
            <text:p text:style-name="P67">Osoba posiadająca konto w aplikacji, która może otrzymać dostęp do projektu</text:p>
          </table:table-cell>
        </table:table-row>
        <table:table-row table:style-name="TableRow68">
          <table:table-cell table:style-name="TableCell69">
            <text:p text:style-name="P70">Projekt</text:p>
          </table:table-cell>
          <table:table-cell table:style-name="TableCell71">
            <text:p text:style-name="P72">Obiekt posiadający opis I miejsce w baize danych, w którym można składować nagrania, obrazy I pliki zawierające dokumentację. Do plików tych właściciel projektu może udizelić dostępu</text:p>
          </table:table-cell>
        </table:table-row>
      </table:table>
      <text:h text:style-name="Nagłówek1" text:outline-level="1"><text:bookmark-start text:name="__RefHeading__1508_328250912"/><text:bookmark-start text:name="_Toc412758476"/><text:span text:style-name="T73">Identyfikacja potrzeby</text:span><text:bookmark-end text:name="__RefHeading__1508_328250912"/><text:bookmark-end text:name="_Toc412758476"/></text:h>
      <text:h text:style-name="P74" text:outline-level="2"><text:bookmark-start text:name="__RefHeading__1510_328250912"/><text:bookmark-start text:name="_Toc412758477"/>Opis potrzeby<text:bookmark-end text:name="__RefHeading__1510_328250912"/><text:bookmark-end text:name="_Toc412758477"/></text:h>
      <text:p text:style-name="P75"><text:bookmark-start text:name="_Toc412758478"/><text:bookmark-start text:name="__RefHeading__1512_328250912"/><text:span text:style-name="T76"><text:tab/></text:span><text:span text:style-name="T77">Mała dostępność na rynku aplikacji pozwalających na uzyskiwanie przechowywanie i udostępnianie dokumentacji projektów w formie nagrań wideo lub obrazów.</text:span></text:p>
      <text:h text:style-name="P78" text:outline-level="2">Zidentyfikowani odbiorcy<text:bookmark-end text:name="_Toc412758478"/><text:bookmark-end text:name="__RefHeading__1512_328250912"/></text:h>
      <text:p text:style-name="P79"/>
      <table:table table:style-name="Table80">
        <table:table-columns>
          <table:table-column table:style-name="TableColumn81"/>
          <table:table-column table:style-name="TableColumn82"/>
        </table:table-columns>
        <table:table-row table:style-name="TableRow83">
          <table:table-cell table:style-name="TableCell84">
            <text:p text:style-name="P85"><text:span text:style-name="T86">Nazwa</text:span></text:p>
          </table:table-cell>
          <table:table-cell table:style-name="TableCell87">
            <text:p text:style-name="P88"><text:span text:style-name="T89">Opis</text:span></text:p>
          </table:table-cell>
        </table:table-row>
        <table:table-row table:style-name="TableRow90">
          <table:table-cell table:style-name="TableCell91">
            <text:p text:style-name="P92">Pracownicy sektora zajmującego się wytwarzaniem maszyn czy mechanizmów</text:p>
          </table:table-cell>
          <table:table-cell table:style-name="TableCell93">
            <text:p text:style-name="P94">Ułatwienie oceny stopnia realizacji projektu jak i jego analiza poprzez dostęp do dokumentacji w formie nagrań</text:p>
          </table:table-cell>
        </table:table-row>
        <table:table-row table:style-name="TableRow95">
          <table:table-cell table:style-name="TableCell96">
            <text:p text:style-name="P97">Pracownicy sektora budowlanego</text:p>
            <text:p text:style-name="P98"/>
          </table:table-cell>
          <table:table-cell table:style-name="TableCell99">
            <text:p text:style-name="P100">Ułatwienie w procesie oddawania projektów do użytku, prezentowania postępów na etapie realizacji prac</text:p>
          </table:table-cell>
        </table:table-row>
        <table:table-row table:style-name="TableRow101">
          <table:table-cell table:style-name="TableCell102">
            <text:p text:style-name="P103">Działy prawne firm kupujących określone rozwiązania</text:p>
          </table:table-cell>
          <table:table-cell table:style-name="TableCell104">
            <text:p text:style-name="P105">Ułatwienie dostępu do dokumentacji w charakterze materiału dowodowego w czasie procesów sądowych</text:p>
          </table:table-cell>
        </table:table-row>
      </table:table>
      <text:p text:style-name="P106"/>
      <text:h text:style-name="Nagłówek1" text:outline-level="1"><text:bookmark-start text:name="__RefHeading__1514_328250912"/><text:bookmark-start text:name="_Toc412758479"/><text:span text:style-name="T107">Wizja rozwiązania</text:span><text:bookmark-end text:name="__RefHeading__1514_328250912"/><text:bookmark-end text:name="_Toc412758479"/></text:h>
      <text:p text:style-name="Standard"><text:span text:style-name="T108">propozycja rozwiązania – ogólny opis, co<text:s/></text:span><text:span text:style-name="T109">należałoby zrobić żeby rozwiązać problemy udziałowców i odpowiedzieć na ich potrzeby</text:span></text:p>
      <text:h text:style-name="P110" text:outline-level="2"><text:bookmark-start text:name="__RefHeading__1516_328250912"/><text:bookmark-start text:name="_Toc412758480"/>Propozycja rozwiązania<text:bookmark-end text:name="__RefHeading__1516_328250912"/><text:bookmark-end text:name="_Toc412758480"/></text:h>
      <text:p text:style-name="P111"><text:tab/>Opracowanie aplikacji zawierającej funkcjonalności: tworzenia kont użytkowników – właścicieli projektów, dodawania projektów, a następnie umieszczania w nich dokumentacji w postaci plików wideo, obrazów i dokumentów. Pliki te można by modyfikować (aktualizować). Usunięcie dokumentacji będzie niemożliwe, każda wersja pliku oznaczona będzie datą modyfikacji (lub utworzenia) i wersją. Dzięki temu możliwe będzie śledzenie zmian w projekcie na przestrzeni czasu.<text:s/>Każdy projekt (a więc i dokumentacja do niego) ma ustaloną klauzule poufności – jawne lub niejawne. W przypadku projektów niejawnych dostęp do dokumentacji może zostać przyznany tylko osobom posiadającym konto w aplikacji. W pozostałych przypadkach właściciel projektu będzie mógł udzielić dostępu do dokumentacji wybranym osobom poprzez wpisanie ich maila do<text:s/><text:soft-page-break/>listy osób z autoryzacją do wglądu do dokumentacji. Na wpisanego maila zostanie wysłany link do strony, na której będzie dostęp do dokumentacji.</text:p>
      <text:h text:style-name="P112" text:outline-level="2"><text:bookmark-start text:name="__RefHeading__1518_328250912"/><text:bookmark-start text:name="_Toc412758481"/>Cechy rozwiązania<text:bookmark-end text:name="__RefHeading__1518_328250912"/><text:bookmark-end text:name="_Toc412758481"/></text:h>
      <text:p text:style-name="P113"><text:tab/>Dostępność do wszystkich aktualizacji dokumentacji, proste i przejrzyste dla każdego użytkownika GUI, możliwość kontrolowania dostępności do dokumentacji.</text:p>
      <text:h text:style-name="Nagłówek1" text:outline-level="1"><text:bookmark-start text:name="__RefHeading__1520_328250912"/><text:bookmark-start text:name="_Toc412758482"/><text:span text:style-name="T114">Specyfikacja rozwiazania</text:span><text:bookmark-end text:name="__RefHeading__1520_328250912"/><text:bookmark-end text:name="_Toc412758482"/></text:h>
      <text:p text:style-name="Standard"><text:span text:style-name="T115">Opis<text:s/></text:span><text:span text:style-name="T116">realizacji rozwiązania na poziomie funkcjonalnym, czyli opis przypadków użycia wraz z aktorami oraz wymagań dodatkowych np. system dostępny 24/7</text:span></text:p>
      <text:h text:style-name="P117" text:outline-level="2"><text:bookmark-start text:name="__RefHeading__1522_328250912"/><text:bookmark-start text:name="_Toc412758483"/>Wymagania funkcjonalne<text:bookmark-end text:name="__RefHeading__1522_328250912"/><text:bookmark-end text:name="_Toc412758483"/></text:h>
      <text:p text:style-name="P118"><text:tab/>System dostępny 24/7<text:s/></text:p>
      <text:p text:style-name="P119"><text:tab/>Zwiększona niezawodność systemu</text:p>
      <text:p text:style-name="P120"><text:tab/>Gwarancja bezpieczeństwa i nieusuwalności przechowywanych danych</text:p>
      <text:p text:style-name="P121"><text:tab/>Szybkie wyszukiwanie danych z bazy</text:p>
      <text:p text:style-name="P122"><text:tab/>Brak dostępu do zasobów może być spowodowany jedynie aktualizacją systemu</text:p>
      <text:p text:style-name="P123"><text:tab/>Aktualizacja systemu nie może spowodować utraty<text:s/>przechowywanych<text:s/>danych<text:s/></text:p>
      <text:h text:style-name="Nagłówek3" text:outline-level="3"><text:bookmark-start text:name="__RefHeading__1524_328250912"/><text:bookmark-start text:name="_Toc412758484"/>Zdefiniowanie aktorów systemu<text:bookmark-end text:name="__RefHeading__1524_328250912"/><text:bookmark-end text:name="_Toc412758484"/></text:h>
      <text:p text:style-name="P124">Wylistowanie i opis aktorów systemu</text:p>
      <table:table table:style-name="Table125">
        <table:table-columns>
          <table:table-column table:style-name="TableColumn126"/>
          <table:table-column table:style-name="TableColumn127"/>
        </table:table-columns>
        <table:table-row table:style-name="TableRow128">
          <table:table-cell table:style-name="TableCell129">
            <text:p text:style-name="P130">Aktor</text:p>
          </table:table-cell>
          <table:table-cell table:style-name="TableCell131">
            <text:p text:style-name="P132">Opis</text:p>
          </table:table-cell>
        </table:table-row>
        <table:table-row table:style-name="TableRow133">
          <table:table-cell table:style-name="TableCell134">
            <text:p text:style-name="P135">Użytkownik - pracownik</text:p>
          </table:table-cell>
          <table:table-cell table:style-name="TableCell136">
            <text:p text:style-name="P137">Użytkownik aplikacji. Tożsamość osoby podlega weryfikacji. Może uzyskać lub stracić dostęp do okreslonych zasobów.</text:p>
            <text:p text:style-name="P138"/>
          </table:table-cell>
        </table:table-row>
        <table:table-row table:style-name="TableRow139">
          <table:table-cell table:style-name="TableCell140">
            <text:p text:style-name="P141">Użytkownik – właściciel projektu</text:p>
          </table:table-cell>
          <table:table-cell table:style-name="TableCell142">
            <text:p text:style-name="P143">Użytkownik aplikacji. Funkcjonalnie Użytkownik – pracownik, ponadto jednak osoba ta założyła<text:s/>projekt I może udostępniać jego zasoby użytkownikowi – odbiorcy projektu. Jest jedynym użytkownikiem, który może aktualizować dokumentację.<text:s/><text:s/></text:p>
            <text:p text:style-name="P144"/>
          </table:table-cell>
        </table:table-row>
        <table:table-row table:style-name="TableRow145">
          <table:table-cell table:style-name="TableCell146">
            <text:p text:style-name="P147">Użytkownik – odbiorca projektu</text:p>
          </table:table-cell>
          <table:table-cell table:style-name="TableCell148">
            <text:p text:style-name="P149">Użytkownik aplikacji, funkcjonalnie użytkownik – pracownik. Może udostępniać zasoby projektu innym użytkownikom</text:p>
          </table:table-cell>
        </table:table-row>
      </table:table>
      <text:p text:style-name="P150"/>
      <text:h text:style-name="Nagłówek3" text:outline-level="3"><text:bookmark-start text:name="__RefHeading__1526_328250912"/><text:bookmark-start text:name="_Toc412758485"/><text:soft-page-break/>Opis przypadków użycia<text:bookmark-end text:name="__RefHeading__1526_328250912"/><text:bookmark-end text:name="_Toc412758485"/></text:h>
      <text:p text:style-name="P151">Użytkownik zakłada konto, jego tożsamość zostaje sprawdzona. Następnie użytkownik zakłada nowy projekt – zostaje właścicielem projektu. Jako jego odbiorcę wskazuje innego użytkownika, który zostaje odbiorcą projektu.<text:s/>Odbiorca określa stopień jawności projektu.<text:s/>Właściciel projektu następnie dodaje dostęp do aktualizacji dokumentacji innym użytkownikom, każdy zostaje zatwierdzony przez odbiorcę projektu. Odbiorca projektu autoryzuje dostęp do zasobów innym użytkownikom. Właściciel projektu następnie dokonuje aktualizacji projektu. Każda wersja dokumentacji jest dostępna do wglądu dla właściciela projektu i odbiorców.<text:s/></text:p>
      <text:p text:style-name="P152"><text:span text:style-name="T153">Odbiorca projektu dodaje dostęp do dokumentacji poprzez wpisanie maili osób, które nie posiadają konta w aplikacji. Odbiorca może usunąć dostęp osób trzecich poprzez usunięcie ich maila z bazy danych.</text:span></text:p>
      <text:h text:style-name="P154" text:outline-level="2"><text:bookmark-start text:name="__RefHeading__1528_328250912"/><text:bookmark-start text:name="_Toc412758486"/>Wymagania niefunkcjonalne, dodatkowe<text:bookmark-end text:name="__RefHeading__1528_328250912"/><text:bookmark-end text:name="_Toc412758486"/></text:h>
      <text:p text:style-name="P155">Stale rozbudowywana pojemność bazy danych</text:p>
      <text:p text:style-name="P15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svg:font-family="Droid Sans" style:font-family-generic="system" style:font-pitch="variable"/>
    <style:font-face style:name="F" svg:font-family="F" style:font-family-generic="system" style:font-pitch="variable"/>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Droid San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Akapitzlistą" style:display-name="Akapit z listą" style:family="paragraph" style:parent-style-name="Standard" style:default-outline-level="1">
      <style:text-properties fo:language="pl" fo:country="PL" style:language-asian="zh" style:country-asian="CN" fo:hyphenate="false"/>
    </style:style>
    <style:style style:name="Normalny" style:display-name="Normalny" style:family="paragraph">
      <style:text-properties fo:hyphenate="false"/>
    </style:style>
    <style:style style:name="Nagłówek1" style:display-name="Nagłówek 1" style:family="paragraph" style:parent-style-name="Standard" style:next-style-name="Textbody" style:default-outline-level="1">
      <style:paragraph-properties fo:keep-with-next="always" fo:keep-together="always" fo:margin-top="0.3333in" fo:margin-bottom="0in"/>
      <style:text-properties style:font-name="Arial" style:font-name-complex="Arial" fo:font-weight="bold" style:font-weight-asian="bold" style:font-weight-complex="bold" fo:color="#365F91" fo:font-size="16pt" style:font-size-asian="16pt" style:font-size-complex="16pt" fo:hyphenate="false"/>
    </style:style>
    <style:style style:name="Nagłówek2" style:display-name="Nagłówek 2" style:family="paragraph" style:parent-style-name="Standard" style:next-style-name="Textbody" style:default-outline-level="2">
      <style:paragraph-properties fo:keep-with-next="always" fo:margin-top="0.2222in" fo:margin-bottom="0.0416in" fo:line-height="100%" fo:margin-left="1in">
        <style:tab-stops>
          <style:tab-stop style:type="left" style:position="1in"/>
        </style:tab-stops>
      </style:paragraph-properties>
      <style:text-properties style:font-name="Arial" style:font-name-asian="SimSun" style:font-name-complex="Arial" fo:font-weight="bold" style:font-weight-asian="bold" style:font-weight-complex="bold" fo:color="#1F497D" fo:font-size="13pt" style:font-size-asian="13pt" style:font-size-complex="13pt" fo:language="pl" fo:country="PL" style:language-asian="zh" style:country-asian="CN" fo:hyphenate="false"/>
    </style:style>
    <style:style style:name="Nagłówek3" style:display-name="Nagłówek 3" style:family="paragraph" style:parent-style-name="Standard" style:next-style-name="Textbody" style:default-outline-level="3">
      <style:paragraph-properties fo:keep-with-next="always" fo:margin-top="0.1944in" fo:margin-bottom="0.0416in" fo:line-height="100%"/>
      <style:text-properties style:font-name="Arial" style:font-name-asian="SimSun" style:font-name-complex="Arial" fo:font-weight="bold" style:font-weight-asian="bold" style:font-weight-complex="bold" fo:color="#1F497D" fo:font-size="12pt" style:font-size-asian="12pt" style:font-size-complex="13pt" fo:language="pl" fo:country="PL" style:language-asian="zh" style:country-asian="CN" fo:hyphenate="false"/>
    </style:style>
    <style:style style:name="Nagłówek4" style:display-name="Nagłówek 4" style:family="paragraph" style:parent-style-name="Standard" style:next-style-name="Textbody"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false"/>
    </style:style>
    <style:style style:name="Nagłówek5" style:display-name="Nagłówek 5" style:family="paragraph" style:parent-style-name="Standard" style:next-style-name="Textbody" style:default-outline-level="5">
      <style:paragraph-properties fo:keep-with-next="always" fo:keep-together="always" fo:margin-top="0.1388in" fo:margin-bottom="0in"/>
      <style:text-properties style:font-name="Cambria" fo:color="#243F60" fo:hyphenate="false"/>
    </style:style>
    <style:style style:name="Nagłówek6" style:display-name="Nagłówek 6" style:family="paragraph" style:parent-style-name="Standard" style:next-style-name="Textbody" style:default-outline-level="6">
      <style:paragraph-properties fo:keep-with-next="always" fo:keep-together="always" fo:margin-top="0.1388in" fo:margin-bottom="0in"/>
      <style:text-properties style:font-name="Cambria" fo:font-style="italic" style:font-style-asian="italic" style:font-style-complex="italic" fo:color="#243F60" fo:hyphenate="false"/>
    </style:style>
    <style:style style:name="Domyślnaczcionkaakapitu" style:display-name="Domyślna czcionka akapitu" style:family="text"/>
    <text:list-style style:name="Outline" style:display-name="Outline">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style:text-properties fo:hyphenate="false"/>
    </style:style>
    <style:style style:name="Nagłówek" style:display-name="Nagłówek" style:family="paragraph" style:parent-style-name="Standard" style:next-style-name="Textbody">
      <style:paragraph-properties fo:keep-with-next="always" fo:margin-top="0.1666in" fo:margin-bottom="0in" fo:line-height="100%">
        <style:tab-stops>
          <style:tab-stop style:type="center" style:position="3.25in"/>
          <style:tab-stop style:type="right" style:position="6.5in"/>
        </style:tab-stops>
      </style:paragraph-properties>
      <style:text-properties style:font-name="Arial" style:font-name-complex="Free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ytuł" style:display-name="Tytuł" style:family="paragraph" style:parent-style-name="Standard" style:next-style-name="Podtytuł">
      <style:paragraph-properties fo:border-top="none" fo:border-left="none" fo:border-bottom="0.0138in solid #4F81BD" fo:border-right="none" fo:padding-top="0in" fo:padding-left="0in" fo:padding-bottom="0.0555in" fo:padding-right="0in" style:shadow="none" fo:text-align="center" fo:margin-bottom="0.2083in" fo:line-height="100%"/>
      <style:text-properties style:font-name="Cambria" fo:font-weight="bold" style:font-weight-asian="bold" style:font-weight-complex="bold" fo:color="#17365D" fo:letter-spacing="0.0034in" fo:font-size="26pt" style:font-size-asian="26pt" style:font-size-complex="26pt" fo:hyphenate="false"/>
    </style:style>
    <style:style style:name="Podtytuł" style:display-name="Podtytuł" style:family="paragraph" style:parent-style-name="Standard" style:next-style-name="Textbody">
      <style:paragraph-properties fo:text-align="center"/>
      <style:text-properties style:font-name="Cambria" fo:font-style="italic" style:font-style-asian="italic" style:font-style-complex="italic" fo:color="#4F81BD" fo:letter-spacing="0.0104in" fo:font-size="12pt" style:font-size-asian="12pt" style:font-size-complex="12pt" fo:hyphenate="false"/>
    </style:style>
    <style:style style:name="FMHeader" style:display-name="FM Header" style:family="paragraph">
      <style:paragraph-properties fo:widows="2" fo:orphans="2" fo:margin-top="0.3333in" fo:margin-bottom="0.1666in" fo:line-height="100%"/>
      <style:text-properties style:font-name="Arial" style:font-name-asian="SimSun" style:font-name-complex="Times New Roman" fo:font-weight="bold" style:font-weight-asian="bold" fo:color="#40637A" fo:font-size="16pt" style:font-size-asian="16pt" style:font-size-complex="12pt" style:language-asian="zh" style:country-asian="CN" fo:hyphenate="false"/>
    </style:style>
    <style:style style:name="BulletedList" style:display-name="Bulleted List" style:family="paragraph" style:parent-style-name="Standard">
      <style:paragraph-properties fo:margin-top="0.0833in" fo:margin-bottom="0.0833in" fo:line-height="100%"/>
      <style:text-properties style:font-name="Arial" style:font-name-asian="SimSun" style:font-name-complex="Times New Roman" fo:color="#000000" fo:font-size="10pt" style:font-size-asian="10pt" style:font-size-complex="12pt" style:language-asian="zh" style:country-asian="CN" fo:hyphenate="false"/>
    </style:style>
    <style:style style:name="Tekstkomentarza" style:display-name="Tekst komentarza" style:family="paragraph" style:parent-style-name="Standard">
      <style:paragraph-properties fo:margin-bottom="0in" fo:line-height="100%"/>
      <style:text-properties style:font-name="Arial" style:font-name-asian="SimSun" style:font-name-complex="Times New Roman" fo:color="#000000" fo:font-size="10pt" style:font-size-asian="10pt" style:font-size-complex="12pt" style:language-asian="zh" style:country-asian="CN" fo:hyphenate="false"/>
    </style:style>
    <style:style style:name="Tekstdymka" style:display-name="Tekst dymka"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Body" style:display-name="Body" style:family="paragraph" style:parent-style-name="Standard">
      <style:paragraph-properties fo:margin-top="0.0416in" fo:margin-bottom="0.0416in" fo:line-height="100%" fo:margin-left="0.4in">
        <style:tab-stops/>
      </style:paragraph-properties>
      <style:text-properties style:font-name="Arial" style:font-name-asian="SimSun" style:font-name-complex="Times New Roman" fo:color="#000000" fo:font-size="10pt" style:font-size-asian="10pt" style:font-size-complex="12pt" style:language-asian="zh" style:country-asian="CN" fo:hyphenate="false"/>
    </style:style>
    <style:style style:name="TableBody" style:display-name="Table Body" style:family="paragraph">
      <style:paragraph-properties fo:widows="2" fo:orphans="2" fo:margin-bottom="0in" fo:line-height="100%"/>
      <style:text-properties style:font-name="Arial" style:font-name-asian="SimSun" style:font-name-complex="Times New Roman" fo:color="#000000" fo:font-size="9pt" style:font-size-asian="9pt" style:font-size-complex="9pt" style:language-asian="zh" style:country-asian="CN" fo:hyphenate="false"/>
    </style:style>
    <style:style style:name="ContentsHeading" style:display-name="Contents Heading" style:family="paragraph" style:parent-style-name="Nagłówek1" style:default-outline-level="1">
      <style:paragraph-properties text:number-lines="false"/>
      <style:text-properties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Stopka" style:display-name="Stopka"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NoteBegin" style:display-name="Note Begin" style:family="paragraph" style:parent-style-name="Standard">
      <style:paragraph-properties fo:border-top="0.0138in solid #6490AE" fo:border-left="0.0138in solid #6490AE" fo:border-bottom="none" fo:border-right="0.0138in solid #6490AE" fo:padding-top="0.0277in" fo:padding-left="0.0555in" fo:padding-bottom="0in" fo:padding-right="0.0555in" style:shadow="none" fo:margin-top="0.1111in" fo:margin-bottom="0in" fo:line-height="100%" fo:margin-left="0.5in" fo:margin-right="0.5in" fo:background-color="#AAC2D2">
        <style:tab-stops/>
      </style:paragraph-properties>
      <style:text-properties style:font-name="Arial" style:font-name-asian="SimSun" style:font-name-complex="Times New Roman" fo:font-weight="bold" style:font-weight-asian="bold" fo:color="#000000" fo:font-size="10pt" style:font-size-asian="10pt" style:font-size-complex="12pt" style:language-asian="zh" style:country-asian="CN" fo:hyphenate="false"/>
    </style:style>
    <style:style style:name="NoteEnd" style:display-name="Note End" style:family="paragraph" style:parent-style-name="NoteBegin">
      <style:paragraph-properties fo:border-top="none" fo:border-left="0.0138in solid #6490AE" fo:border-bottom="0.0138in solid #6490AE" fo:border-right="0.0138in solid #6490AE" fo:padding-top="0in" fo:padding-left="0.0555in" fo:padding-bottom="0.0416in" fo:padding-right="0.0555in" style:shadow="none" fo:margin-top="0.0694in" fo:margin-bottom="0.0833in" fo:background-color="#FFFFFF"/>
      <style:text-properties fo:font-weight="normal" style:font-weight-asian="normal" fo:font-size="9pt" style:font-size-asian="9pt" style:font-size-complex="10pt" fo:hyphenate="false"/>
    </style:style>
    <style:style style:name="Bezodstępów" style:display-name="Bez odstępów" style:family="paragraph">
      <style:paragraph-properties fo:widows="2" fo:orphans="2" fo:margin-bottom="0in" fo:line-height="100%"/>
      <style:text-properties fo:hyphenate="false"/>
    </style:style>
    <style:style style:name="Mapadokumentu" style:display-name="Mapa dokumentu"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Tematkomentarza" style:display-name="Temat komentarza" style:family="paragraph" style:parent-style-name="Tekstkomentarza">
      <style:paragraph-properties fo:margin-bottom="0.1388in"/>
      <style:text-properties style:font-name="Calibri" style:font-name-complex="F" fo:font-weight="bold" style:font-weight-asian="bold" style:font-weight-complex="bold" fo:color="#00000A" style:font-size-complex="10pt" style:language-asian="en" style:country-asian="US" fo:hyphenate="false"/>
    </style:style>
    <style:style style:name="Tekstprzypisukońcowego" style:display-name="Tekst przypisu końcowego" style:family="paragraph" style:parent-style-name="Standard">
      <style:paragraph-properties fo:margin-bottom="0in" fo:line-height="100%"/>
      <style:text-properties fo:font-size="10pt" style:font-size-asian="10pt" style:font-size-complex="10pt" fo:hyphenate="false"/>
    </style:style>
    <style:style style:name="Listapunktowana" style:display-name="Lista punktowana" style:family="paragraph" style:parent-style-name="Standard">
      <style:text-properties fo:hyphenate="false"/>
    </style:style>
    <style:style style:name="Listapunktowana2" style:display-name="Lista punktowana 2" style:family="paragraph" style:parent-style-name="Standard">
      <style:text-properties fo:hyphenate="false"/>
    </style:style>
    <style:style style:name="Lista-kontynuacja3" style:display-name="Lista - kontynuacja 3" style:family="paragraph" style:parent-style-name="Standard">
      <style:paragraph-properties fo:margin-bottom="0.0833in" fo:margin-left="0.5895in">
        <style:tab-stops/>
      </style:paragraph-properties>
      <style:text-properties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Tekstpodstawowyzwcięciem2" style:display-name="Tekst podstawowy z wcięciem 2" style:family="paragraph" style:parent-style-name="Textbodyindent">
      <style:paragraph-properties fo:margin-bottom="0.1388in" fo:margin-left="0.25in" fo:text-indent="0.25in">
        <style:tab-stops/>
      </style:paragraph-properties>
      <style:text-properties fo:hyphenate="false"/>
    </style:style>
    <style:style style:name="Poprawka" style:display-name="Poprawka" style:family="paragraph">
      <style:paragraph-properties fo:widows="2" fo:orphans="2" fo:margin-bottom="0in" fo:line-height="100%"/>
      <style:text-properties fo:hyphenate="false"/>
    </style:style>
    <style:style style:name="Contents4" style:display-name="Contents 4" style:family="paragraph" style:parent-style-name="Standard">
      <style:paragraph-properties fo:margin-bottom="0.0694in" fo:margin-left="0.4583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Standard">
      <style:paragraph-properties fo:margin-bottom="0.0694in" fo:margin-left="0.6111in">
        <style:tab-stops>
          <style:tab-stop style:type="right" style:leader-style="dotted" style:leader-text="." style:position="5.9069in"/>
        </style:tab-stops>
      </style:paragraph-properties>
      <style:text-properties fo:hyphenate="false"/>
    </style:style>
    <style:style style:name="Nagłówek1Znak" style:display-name="Nagłówek 1 Znak" style:family="text" style:parent-style-name="Domyślnaczcionkaakapitu">
      <style:text-properties style:font-name="Arial" style:font-name-complex="Arial" fo:font-weight="bold" style:font-weight-asian="bold" style:font-weight-complex="bold" fo:color="#365F91" fo:font-size="16pt" style:font-size-asian="16pt" style:font-size-complex="16pt"/>
    </style:style>
    <style:style style:name="TytułZnak" style:display-name="Tytuł Znak" style:family="text" style:parent-style-name="Domyślnaczcionkaakapitu">
      <style:text-properties style:font-name="Cambria" style:font-name-complex="F" fo:color="#17365D" fo:letter-spacing="0.0034in" style:letter-kerning="true" fo:font-size="26pt" style:font-size-asian="26pt" style:font-size-complex="26pt"/>
    </style:style>
    <style:style style:name="Nagłówek2Znak" style:display-name="Nagłówek 2 Znak" style:family="text" style:parent-style-name="Domyślnaczcionkaakapitu">
      <style:text-properties style:font-name="Arial" style:font-name-asian="SimSun" style:font-name-complex="Arial" fo:font-weight="bold" style:font-weight-asian="bold" style:font-weight-complex="bold" fo:color="#1F497D" fo:font-size="13pt" style:font-size-asian="13pt" style:font-size-complex="13pt" fo:language="pl" fo:country="PL" style:language-asian="zh" style:country-asian="CN"/>
    </style:style>
    <style:style style:name="Odwołaniedokomentarza" style:display-name="Odwołanie do komentarza" style:family="text" style:parent-style-name="Domyślnaczcionkaakapitu">
      <style:text-properties style:font-name-complex="Times New Roman" fo:font-size="8pt" style:font-size-asian="8pt" style:font-size-complex="8pt"/>
    </style:style>
    <style:style style:name="TekstkomentarzaZnak" style:display-name="Tekst komentarza Znak" style:family="text" style:parent-style-name="Domyślnaczcionkaakapitu">
      <style:text-properties style:font-name="Arial" style:font-name-asian="SimSun" style:font-name-complex="Times New Roman" fo:color="#000000" fo:font-size="10pt" style:font-size-asian="10pt" style:font-size-complex="12pt" style:language-asian="zh" style:country-asian="CN"/>
    </style:style>
    <style:style style:name="TekstdymkaZnak" style:display-name="Tekst dymka Znak" style:family="text" style:parent-style-name="Domyślnaczcionkaakapitu">
      <style:text-properties style:font-name="Tahoma" style:font-name-complex="Tahoma" fo:font-size="8pt" style:font-size-asian="8pt" style:font-size-complex="8pt"/>
    </style:style>
    <style:style style:name="Nagłówek3Znak" style:display-name="Nagłówek 3 Znak" style:family="text" style:parent-style-name="Domyślnaczcionkaakapitu">
      <style:text-properties style:font-name="Arial" style:font-name-asian="SimSun" style:font-name-complex="Arial" fo:font-weight="bold" style:font-weight-asian="bold" style:font-weight-complex="bold" fo:color="#1F497D" fo:font-size="12pt" style:font-size-asian="12pt" style:font-size-complex="13pt" fo:language="pl" fo:country="PL" style:language-asian="zh" style:country-asian="CN"/>
    </style:style>
    <style:style style:name="BodyChar" style:display-name="Body Char" style:family="text" style:parent-style-name="Domyślnaczcionkaakapitu">
      <style:text-properties style:font-name="Arial" style:font-name-asian="SimSun" style:font-name-complex="Times New Roman" fo:color="#000000" fo:font-size="10pt" style:font-size-asian="10pt" style:font-size-complex="12pt" style:language-asian="zh" style:country-asian="CN"/>
    </style:style>
    <style:style style:name="Internetlink" style:display-name="Internet link" style:family="text" style:parent-style-name="Domyślnaczcionkaakapitu">
      <style:text-properties fo:color="#0000FF" style:text-underline-type="single" style:text-underline-style="solid" style:text-underline-width="auto" style:text-underline-mode="continuous" style:text-underline-color="font-color"/>
    </style:style>
    <style:style style:name="NagłówekZnak" style:display-name="Nagłówek Znak" style:family="text" style:parent-style-name="Domyślnaczcionkaakapitu"/>
    <style:style style:name="StopkaZnak" style:display-name="Stopka Znak" style:family="text" style:parent-style-name="Domyślnaczcionkaakapitu"/>
    <style:style style:name="BezodstępówZnak" style:display-name="Bez odstępów Znak" style:family="text" style:parent-style-name="Domyślnaczcionkaakapitu">
      <style:text-properties style:font-name-complex="F"/>
    </style:style>
    <style:style style:name="PlandokumentuZnak" style:display-name="Plan dokumentu Znak" style:family="text" style:parent-style-name="Domyślnaczcionkaakapitu">
      <style:text-properties style:font-name="Tahoma" style:font-name-complex="Tahoma" fo:font-size="8pt" style:font-size-asian="8pt" style:font-size-complex="8pt"/>
    </style:style>
    <style:style style:name="TematkomentarzaZnak" style:display-name="Temat komentarza Znak" style:family="text" style:parent-style-name="TekstkomentarzaZnak">
      <style:text-properties style:font-name="Arial" style:font-name-asian="SimSun" style:font-name-complex="Times New Roman" fo:font-weight="bold" style:font-weight-asian="bold" style:font-weight-complex="bold" fo:color="#000000" fo:font-size="10pt" style:font-size-asian="10pt" style:font-size-complex="10pt" style:language-asian="zh" style:country-asian="CN"/>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style:style style:name="Nagłówek4Znak" style:display-name="Nagłówek 4 Znak" style:family="text" style:parent-style-name="Domyślnaczcionkaakapitu">
      <style:text-properties style:font-name="Cambria" style:font-name-complex="F" fo:font-weight="bold" style:font-weight-asian="bold" style:font-weight-complex="bold" fo:font-style="italic" style:font-style-asian="italic" style:font-style-complex="italic" fo:color="#4F81BD"/>
    </style:style>
    <style:style style:name="Nagłówek5Znak" style:display-name="Nagłówek 5 Znak" style:family="text" style:parent-style-name="Domyślnaczcionkaakapitu">
      <style:text-properties style:font-name="Cambria" style:font-name-complex="F" fo:color="#243F60"/>
    </style:style>
    <style:style style:name="Nagłówek6Znak" style:display-name="Nagłówek 6 Znak" style:family="text" style:parent-style-name="Domyślnaczcionkaakapitu">
      <style:text-properties style:font-name="Cambria" style:font-name-complex="F" fo:font-style="italic" style:font-style-asian="italic" style:font-style-complex="italic" fo:color="#243F60"/>
    </style:style>
    <style:style style:name="TekstpodstawowyZnak" style:display-name="Tekst podstawowy Znak" style:family="text" style:parent-style-name="Domyślnaczcionkaakapitu"/>
    <style:style style:name="TekstpodstawowywciętyZnak" style:display-name="Tekst podstawowy wcięty Znak" style:family="text" style:parent-style-name="Domyślnaczcionkaakapitu"/>
    <style:style style:name="PodtytułZnak" style:display-name="Podtytuł Znak" style:family="text" style:parent-style-name="Domyślnaczcionkaakapitu">
      <style:text-properties style:font-name="Cambria" style:font-name-complex="F" fo:font-style="italic" style:font-style-asian="italic" style:font-style-complex="italic" fo:color="#4F81BD" fo:letter-spacing="0.0104in" fo:font-size="12pt" style:font-size-asian="12pt" style:font-size-complex="12pt"/>
    </style:style>
    <style:style style:name="Tekstpodstawowyzwcięciem2Znak" style:display-name="Tekst podstawowy z wcięciem 2 Znak" style:family="text" style:parent-style-name="TekstpodstawowywciętyZnak"/>
    <style:style style:name="ListLabel1" style:display-name="ListLabel 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fo:language="pl" fo:country="PL"/>
    </style:style>
    <style:style style:name="ListLabel2" style:display-name="ListLabel 2" style:family="text">
      <style:text-properties style:font-name-complex="Courier New"/>
    </style:style>
    <style:style style:name="ListLabel3" style:display-name="ListLabel 3" style:family="text">
      <style:text-properties style:font-name-complex="F"/>
    </style:style>
    <style:style style:name="IndexLink" style:display-name="Index Link" style:family="text"/>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style:style style:name="WW_CharLFO6LVL2" style:family="text">
      <style:text-properties style:font-name-complex="Courier New"/>
    </style:style>
    <style:style style:name="WW_CharLFO6LVL5" style:family="text">
      <style:text-properties style:font-name-complex="Courier New"/>
    </style:style>
    <style:style style:name="WW_CharLFO6LVL8" style:family="text">
      <style:text-properties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 style:display-name="WWNum6">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style:style style:name="WW_CharLFO8LVL2" style:family="text">
      <style:text-properties style:font-name-complex="Courier New"/>
    </style:style>
    <style:style style:name="WW_CharLFO8LVL5" style:family="text">
      <style:text-properties style:font-name-complex="Courier New"/>
    </style:style>
    <style:style style:name="WW_CharLFO8LVL8" style:family="text">
      <style:text-properties style:font-name-complex="Courier New"/>
    </style: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2" style:family="text">
      <style:text-properties style:font-name-complex="Courier New"/>
    </style:style>
    <style:style style:name="WW_CharLFO9LVL5" style:family="text">
      <style:text-properties style:font-name-complex="Courier New"/>
    </style:style>
    <style:style style:name="WW_CharLFO9LVL8" style:family="text">
      <style:text-properties style:font-name-complex="Courier New"/>
    </style:style>
    <text:list-style style:name="WWNum8" style:display-name="WWNum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2" style:family="text">
      <style:text-properties style:font-name-complex="Courier New"/>
    </style:style>
    <style:style style:name="WW_CharLFO10LVL5" style:family="text">
      <style:text-properties style:font-name-complex="Courier New"/>
    </style:style>
    <style:style style:name="WW_CharLFO10LVL8" style:family="text">
      <style:text-properties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0" style:display-name="WWNum10">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2" style:family="text">
      <style:text-properties style:font-name-complex="Courier New"/>
    </style:style>
    <style:style style:name="WW_CharLFO13LVL5" style:family="text">
      <style:text-properties style:font-name-complex="Courier New"/>
    </style:style>
    <style:style style:name="WW_CharLFO13LVL8" style:family="text">
      <style:text-properties style:font-name-complex="Courier New"/>
    </style:style>
    <text:list-style style:name="WWNum12" style:display-name="WWNum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2" style:family="text">
      <style:text-properties style:font-name-complex="Courier New"/>
    </style:style>
    <style:style style:name="WW_CharLFO14LVL5" style:family="text">
      <style:text-properties style:font-name-complex="Courier New"/>
    </style:style>
    <style:style style:name="WW_CharLFO14LVL8" style:family="text">
      <style:text-properties style:font-name-complex="Courier New"/>
    </style:style>
    <text:list-style style:name="WWNum13" style:display-name="WWNum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2" style:family="text">
      <style:text-properties style:font-name-complex="Courier New"/>
    </style:style>
    <style:style style:name="WW_CharLFO15LVL5" style:family="text">
      <style:text-properties style:font-name-complex="Courier New"/>
    </style:style>
    <style:style style:name="WW_CharLFO15LVL8" style:family="text">
      <style:text-properties style:font-name-complex="Courier New"/>
    </style:style>
    <text:list-style style:name="WWNum14" style:display-name="WWNum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2" style:family="text">
      <style:text-properties style:font-name-complex="Courier New"/>
    </style:style>
    <style:style style:name="WW_CharLFO18LVL5" style:family="text">
      <style:text-properties style:font-name-complex="Courier New"/>
    </style:style>
    <style:style style:name="WW_CharLFO18LVL8" style:family="text">
      <style:text-properties style:font-name-complex="Courier New"/>
    </style: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8" style:display-name="WWNum1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19" style:display-name="WWNum19">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style:style style:name="WW_CharLFO21LVL1" style:family="text">
      <style:text-properties style:font-name-complex="F"/>
    </style:style>
    <style:style style:name="WW_CharLFO21LVL2" style:family="text">
      <style:text-properties style:font-name-complex="Courier New"/>
    </style:style>
    <style:style style:name="WW_CharLFO21LVL5" style:family="text">
      <style:text-properties style:font-name-complex="Courier New"/>
    </style:style>
    <style:style style:name="WW_CharLFO21LVL8" style:family="text">
      <style:text-properties style:font-name-complex="Courier New"/>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2LVL1" style:family="text">
      <style:text-properties style:font-name-complex="F"/>
    </style:style>
    <style:style style:name="WW_CharLFO22LVL2" style:family="text">
      <style:text-properties style:font-name-complex="Courier New"/>
    </style:style>
    <style:style style:name="WW_CharLFO22LVL5" style:family="text">
      <style:text-properties style:font-name-complex="Courier New"/>
    </style:style>
    <style:style style:name="WW_CharLFO22LVL8" style:family="text">
      <style:text-properties style:font-name-complex="Courier New"/>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2" style:display-name="WWNum22">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WWNum23" style:display-name="WWNum23">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395in"/>
      </style:footer-style>
    </style:page-layout>
    <style:style style:name="P2" style:parent-style-name="Nagłówek" style:family="paragraph">
      <style:paragraph-properties fo:text-align="end"/>
    </style:style>
    <style:style style:name="T3" style:parent-style-name="Domyślnaczcionkaakapitu" style:family="text">
      <style:text-properties fo:language="pl" fo:country="PL"/>
    </style:style>
    <style:style style:name="T4" style:parent-style-name="Domyślnaczcionkaakapitu" style:family="text">
      <style:text-properties fo:language="pl" fo:country="PL"/>
    </style:style>
  </office:automatic-styles>
  <office:master-styles>
    <style:master-page style:name="MP0" style:page-layout-name="PL0">
      <style:header>
        <text:p text:style-name="P2"><text:page-number text:fixed="false">3</text:page-number></text:p>
        <text:p text:style-name="Nagłówek"/>
      </style:header>
      <style:footer>
        <text:p text:style-name="Standard"><text:span text:style-name="T3"><text:s text:c="46"/></text:span></text:p>
      </style:footer>
    </style:master-page>
    <style:master-page style:next-style-name="MP0" style:name="MPF0" style:page-layout-name="PL0">
      <style:footer>
        <text:p text:style-name="Standard"><text:span text:style-name="T4"><text:s text:c="42"/></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ojciech Łożyński</dc:creator>
    <meta:creation-date>2010-04-29T23:34:00Z</meta:creation-date>
    <dc:date>2021-08-01T20:07:00Z</dc:date>
    <meta:print-date>2010-01-29T13:45:00Z</meta:print-date>
    <meta:template xlink:href="Normal" xlink:type="simple"/>
    <meta:editing-cycles>9</meta:editing-cycles>
    <meta:editing-duration>PT247560S</meta:editing-duration>
    <meta:user-defined meta:name="AppVersion">12.0000</meta:user-defined>
    <meta:user-defined meta:name="Company">Transition Technologies 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4" meta:word-count="1047" meta:character-count="7319" meta:row-count="52" meta:non-whitespace-character-count="6286"/>
  </office:meta>
</office:document-meta>
</file>